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CC# 5372 0588 8484 4033, Exp. Date 2017/02, CVV# 398, MasterCard </text:p>
          </table:table-cell>
        </table:table-row>
        <table:table-row table:style-name="ro1">
          <table:table-cell office:value-type="string">
            <text:p>CC# 5502 0138 6471 2075, Exp. Date 2018/06, CVV# 152, MasterCard </text:p>
          </table:table-cell>
        </table:table-row>
        <table:table-row table:style-name="ro1">
          <table:table-cell office:value-type="string">
            <text:p>CC# 5723 5783 8237 7117, Exp. Date 2017/09, CVV# 850, MasterCard 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3/23/2016</text:date>, <text:time>19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do Rajan</meta:initial-creator>
    <meta:creation-date>2016-03-23T19:49:07</meta:creation-date>
    <dc:date>2016-03-23T19:49:37</dc:date>
    <dc:creator>Eldo Rajan</dc:creator>
    <meta:editing-duration>PT30S</meta:editing-duration>
    <meta:editing-cycles>1</meta:editing-cycles>
    <meta:document-statistic meta:table-count="3" meta:cell-count="3" meta:object-count="0"/>
    <meta:generator>OpenOffice/4.1.1$Unix OpenOffice.org_project/411m6$Build-9775</meta:generator>
  </office:meta>
</office:document-meta>
</file>